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1c9579" officeooo:paragraph-rsid="001c9579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tyle="italic" style:text-underline-style="none" officeooo:rsid="001c9579" officeooo:paragraph-rsid="001c9579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none" officeooo:rsid="001c9579" officeooo:paragraph-rsid="001c9579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officeooo:rsid="001c9579" officeooo:paragraph-rsid="001c9579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officeooo:rsid="001c9579" officeooo:paragraph-rsid="001e255d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officeooo:rsid="001e255d" officeooo:paragraph-rsid="001e255d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officeooo:rsid="0020bed0" officeooo:paragraph-rsid="0020bed0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020fc33" officeooo:paragraph-rsid="0020fc33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020fc33" officeooo:paragraph-rsid="00224b7e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officeooo:rsid="00224b7e" officeooo:paragraph-rsid="00224b7e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243c91" officeooo:paragraph-rsid="00243c91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officeooo:rsid="002511bb" officeooo:paragraph-rsid="002511bb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officeooo:rsid="002511bb" officeooo:paragraph-rsid="0029cee5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officeooo:rsid="00280e0d" officeooo:paragraph-rsid="00280e0d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officeooo:rsid="0029cee5" officeooo:paragraph-rsid="0029cee5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officeooo:rsid="002aa1fa" officeooo:paragraph-rsid="002aa1fa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officeooo:rsid="002beb6e" officeooo:paragraph-rsid="002beb6e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officeooo:rsid="002d83cf" officeooo:paragraph-rsid="002d83cf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officeooo:rsid="002f12d5" officeooo:paragraph-rsid="002f12d5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officeooo:rsid="00300afe" officeooo:paragraph-rsid="00300afe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officeooo:rsid="00310d25" officeooo:paragraph-rsid="00310d25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officeooo:rsid="00327800" officeooo:paragraph-rsid="00327800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officeooo:rsid="00346ffd" officeooo:paragraph-rsid="00346ffd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officeooo:rsid="0035d2bb" officeooo:paragraph-rsid="0035d2bb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1e255d" officeooo:paragraph-rsid="001e255d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1c9579" officeooo:paragraph-rsid="001e255d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280e0d" officeooo:paragraph-rsid="00280e0d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2f12d5" officeooo:paragraph-rsid="002f12d5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officeooo:rsid="00327800" officeooo:paragraph-rsid="00327800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officeooo:rsid="0038a0ef" officeooo:paragraph-rsid="0038a0ef" style:font-style-asian="normal" style:font-style-complex="normal"/>
    </style:style>
    <style:style style:name="T1" style:family="text">
      <style:text-properties officeooo:rsid="001e255d"/>
    </style:style>
    <style:style style:name="T2" style:family="text">
      <style:text-properties officeooo:rsid="00243c91"/>
    </style:style>
    <style:style style:name="T3" style:family="text">
      <style:text-properties officeooo:rsid="0029cee5"/>
    </style:style>
    <style:style style:name="T4" style:family="text">
      <style:text-properties officeooo:rsid="002aa1fa"/>
    </style:style>
    <style:style style:name="T5" style:family="text">
      <style:text-properties officeooo:rsid="002beb6e"/>
    </style:style>
    <style:style style:name="T6" style:family="text">
      <style:text-properties officeooo:rsid="00310d25"/>
    </style:style>
    <style:style style:name="T7" style:family="text">
      <style:text-properties officeooo:rsid="00346f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123 Introduction to Games Development</text:p>
      <text:p text:style-name="P1"/>
      <text:p text:style-name="P2">Martin King</text:p>
      <text:p text:style-name="P3"/>
      <text:p text:style-name="P3"/>
      <text:p text:style-name="P3"/>
      <text:p text:style-name="P26">Plan</text:p>
      <text:p text:style-name="P5"/>
      <text:p text:style-name="P5">To convert the Starship Fontana sample code into a Pac Man style game. Basic requirements are to implement <text:span text:style-name="T2">full</text:span> up/down/left/right movement for the player character, <text:span text:style-name="T1">convert the enemies into static barriers (walls or rocks) and use collection of coins to complete a level.</text:span></text:p>
      <text:p text:style-name="P4"/>
      <text:p text:style-name="P4"/>
      <text:p text:style-name="P4"/>
      <text:p text:style-name="P25">Character Movement</text:p>
      <text:p text:style-name="P6"/>
      <text:p text:style-name="P11">Player character in sample code can only move left &amp; right. Code added to implement up &amp; down movement.</text:p>
      <text:p text:style-name="P6"/>
      <text:p text:style-name="P7">SFEVENT_PLAYER_UP &amp; SFEVENT_PLAYER-DOWN added to enum SFEVENT in SFEvent.h</text:p>
      <text:p text:style-name="P11">This adds player up &amp; down events to the events list.</text:p>
      <text:p text:style-name="P7"/>
      <text:p text:style-name="P9">case SDLK_UP &amp; case SDLK_DOWN added to SFEvent switch case in SFEvent.cpp</text:p>
      <text:p text:style-name="P9">This converts SDL arrow key inputs to events.</text:p>
      <text:p text:style-name="P7"/>
      <text:p text:style-name="P8">case SFEVENT_PLAYER_UP &amp; case SFEVENT_PLAYER_DOWN added to OnEvent switch case in SFApp.cpp</text:p>
      <text:p text:style-name="P10">This adds event handlers for player asset up &amp; down movements.</text:p>
      <text:p text:style-name="P8"/>
      <text:p text:style-name="P8">virtual void GoSouth(); added to class SFAsset in SFAsset.h</text:p>
      <text:p text:style-name="P10">void SFAsset::GoSouth() added to SFAsset.cpp</text:p>
      <text:p text:style-name="P10">This adds a function to allow assets to move down screen. Adapted from GoNorth function <text:span text:style-name="T2">which already implements up screen movement</text:span>.</text:p>
      <text:p text:style-name="P8"/>
      <text:p text:style-name="P13">Vector2 input floats changed to 4.0f on all GoWest/East/North/South functions <text:span text:style-name="T3">in SFAsset.cpp</text:span></text:p>
      <text:p text:style-name="P13"><text:span text:style-name="T3">This is </text:span>to standardise player character movement <text:span text:style-name="T3">in x &amp; y axis.</text:span></text:p>
      <text:p text:style-name="P12"/>
      <text:p text:style-name="P12"/>
      <text:p text:style-name="P12"/>
      <text:p text:style-name="P27">Remove Fire Function</text:p>
      <text:p text:style-name="P14"/>
      <text:p text:style-name="P14">The fire bullets function is not required for a Pac Man style game. Code is commented out but not <text:span text:style-name="T5">deleted</text:span>. Code could be added back in and modified to create a 2D tank style game.</text:p>
      <text:p text:style-name="P14"/>
      <text:p text:style-name="P14">Case SFEVENT_FIRE commented out from event handlers in SFApp.cpp</text:p>
      <text:p text:style-name="P14"/>
      <text:p text:style-name="P15"><text:span text:style-name="T4">Modifications made to</text:span> SFApp::OnUpdateWorld() in SFApp.cpp</text:p>
      <text:p text:style-name="P16">Commented out code for bullet position update and bullet/alien collision detection.</text:p>
      <text:p text:style-name="P15"/>
      <text:p text:style-name="P17">Modifications made to SFApp::OnRender() in SFApp.cpp</text:p>
      <text:p text:style-name="P17">Commented out code for drawing bullets.</text:p>
      <text:p text:style-name="P17"/>
      <text:p text:style-name="P18"><text:soft-page-break/>SFApp::FireProjectile() commented out in SFApp.cpp</text:p>
      <text:p text:style-name="P18">This function spawns bullet assets at the position of the player asset. Commented out.</text:p>
      <text:p text:style-name="P18"/>
      <text:p text:style-name="P20"><text:span text:style-name="T6">void<text:tab/></text:span>FireProjectile()</text:p>
      <text:p text:style-name="P20">list&lt;shared_ptr&lt;SFAsset&gt; &gt; projectiles;</text:p>
      <text:p text:style-name="P21">Both commented out in SFApp.h to remove firing of bullets.</text:p>
      <text:p text:style-name="P21"/>
      <text:p text:style-name="P21">void SFAsset::HandleCollision() function commented out in SFAsset.cpp</text:p>
      <text:p text:style-name="P21">To remove firing of bullets.</text:p>
      <text:p text:style-name="P21"/>
      <text:p text:style-name="P22">case SFASSET_PROJECTILE: commented out from SFAsset::SFAsset switch case in SFAsset.cpp</text:p>
      <text:p text:style-name="P22">Removes projectile sprite from list of sprites.</text:p>
      <text:p text:style-name="P22"/>
      <text:p text:style-name="P30">virtual void <text:s text:c="5"/>HandleCollision(); commented out from class SFAsset in SFAsset.h</text:p>
      <text:p text:style-name="P30">to remove firing of bullets.</text:p>
      <text:p text:style-name="P22"/>
      <text:p text:style-name="P24">SFASSET_PROJECTILE removed from enum SFASSETTYPE in SFAsset.h</text:p>
      <text:p text:style-name="P24">To remove firing of bullets.</text:p>
      <text:p text:style-name="P24"/>
      <text:p text:style-name="P24">case SDLK_SPACE: commented out from SFEvent::SFEvent switch case in SFEvent.cpp</text:p>
      <text:p text:style-name="P24">To remove firing of bullets.</text:p>
      <text:p text:style-name="P24"/>
      <text:p text:style-name="P24">SFEVENT_FIRE removed from enum SFEVENT in SFEvent.h</text:p>
      <text:p text:style-name="P24">To remove firing of bullets.</text:p>
      <text:p text:style-name="P18"/>
      <text:p text:style-name="P18"/>
      <text:p text:style-name="P18"/>
      <text:p text:style-name="P28">Coins</text:p>
      <text:p text:style-name="P19"/>
      <text:p text:style-name="P23">The intention is for multiple coins to be spawned at the start of the level. Collecting all of the coins should complete the level.</text:p>
      <text:p text:style-name="P19"/>
      <text:p text:style-name="P19">for(auto c: coins) <text:span text:style-name="T7">commented out</text:span> from void SFApp::OnUpdateWorld() in SFApp.cpp</text:p>
      <text:p text:style-name="P19">This is to stop coins moving off the top of the screen after being spaw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4:59:24.829969356</meta:creation-date>
    <dc:date>2017-04-21T04:16:27.636287658</dc:date>
    <meta:editing-duration>PT5M4S</meta:editing-duration>
    <meta:editing-cycles>3</meta:editing-cycles>
    <meta:generator>LibreOffice/5.2.6.2$Linux_X86_64 LibreOffice_project/20$Build-2</meta:generator>
    <meta:document-statistic meta:table-count="0" meta:image-count="0" meta:object-count="0" meta:page-count="2" meta:paragraph-count="45" meta:word-count="437" meta:character-count="2888" meta:non-whitespace-character-count="2491"/>
  </office:meta>
</office:document-meta>
</file>